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cm" svg:stroke-color="#ff6600" draw:marker-start-width="0.5cm" draw:marker-end-width="0.5cm" draw:fill="solid" draw:fill-color="#ff6600" draw:textarea-horizontal-align="justify" draw:textarea-vertical-align="middle" draw:auto-grow-height="false" fo:padding-top="0.225cm" fo:padding-bottom="0.225cm" fo:padding-left="0.35cm" fo:padding-right="0.35cm"/>
    </style:style>
    <style:style style:name="gr2" style:family="graphic" style:parent-style-name="standard">
      <style:graphic-properties svg:stroke-width="0.1cm" svg:stroke-color="#ff6600" draw:marker-start-width="0.35cm" draw:marker-end-width="0.35cm" draw:fill="solid" draw:fill-color="#ff6600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2cm" svg:stroke-color="#ff6600" draw:marker-start-width="0.5cm" draw:marker-end-width="0.5cm" draw:fill="none" draw:textarea-vertical-align="middle" fo:padding-top="0.225cm" fo:padding-bottom="0.225cm" fo:padding-left="0.35cm" fo:padding-right="0.35cm"/>
    </style:style>
    <style:style style:name="gr4" style:family="graphic" style:parent-style-name="objectwithoutfill">
      <style:graphic-properties svg:stroke-width="0.1cm" svg:stroke-color="#ff6600" draw:marker-start-width="0.35cm" draw:marker-end-width="0.3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g>
          <draw:custom-shape draw:style-name="gr1" draw:text-style-name="P1" draw:layer="layout" svg:width="0.9cm" svg:height="8.4cm" svg:x="10.7cm" svg:y="9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9cm" svg:height="0.9cm" svg:x="10.7cm" svg:y="8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3" draw:text-style-name="P1" draw:layer="layout" svg:width="1.825cm" svg:height="4.099cm" draw:transform="skewX (0.241553568476015) rotate (0.239110107523223) translate (9.23602691451401cm 12.5985624765652cm)" svg:viewBox="0 0 1826 4100" svg:d="M1826 4100c-4024-1641-141-4100-141-4100">
            <text:p/>
          </draw:path>
          <draw:path draw:style-name="gr3" draw:text-style-name="P1" draw:layer="layout" svg:width="2.899cm" svg:height="4.498cm" draw:transform="skewX (0.102974425867665) rotate (0.102974425867665) translate (8.21533856014345cm 12.3743051619732cm)" svg:viewBox="0 0 2900 4499" svg:d="M2900 4499c-6384-441-236-4499-236-4499l236 110">
            <text:p/>
          </draw:path>
          <draw:custom-shape draw:style-name="gr2" draw:text-style-name="P1" draw:layer="layout" svg:width="1.1cm" svg:height="1.1cm" svg:x="8.2cm" svg:y="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9cm" svg:height="0.749cm" svg:x="8.4cm" svg:y="14.4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5cm" svg:height="0.8cm" svg:x="8.8cm" svg:y="13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1.776cm" svg:height="0.282cm" draw:transform="rotate (0.875108086949957) translate (8.935cm 13.957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1" draw:layer="layout" svg:width="0.449cm" svg:height="0.749cm" draw:transform="rotate (-0.62796946486756) translate (9.313cm 13.43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9cm" svg:height="0.749cm" svg:x="8.751cm" svg:y="15.6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9cm" svg:height="0.5cm" svg:x="9.251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9cm" svg:height="0.251cm" svg:x="9.902cm" svg:y="16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4" draw:text-style-name="P1" draw:layer="layout" svg:width="1.299cm" svg:height="2.899cm" draw:transform="rotate (0.0555014702134197) translate (11.520564887003cm 11.6382871164116cm)" svg:viewBox="0 0 1300 2900" svg:d="M0 316c2925-1436 0 2488 0 2488v96">
            <text:p/>
          </draw:path>
          <draw:path draw:style-name="gr4" draw:text-style-name="P1" draw:layer="layout" svg:width="1.699cm" svg:height="2.691cm" draw:transform="skewX (0.354650904005248) rotate (0.354476371080048) translate (11.600012367255cm 11.7291408494188cm)" svg:viewBox="0 0 1700 2692" svg:d="M0 66c3825-562 1 2626 1 2626">
            <text:p/>
          </draw:path>
          <draw:custom-shape draw:style-name="gr2" draw:text-style-name="P1" draw:layer="layout" svg:width="0.1cm" svg:height="0.9cm" svg:x="12.9cm" svg:y="11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056cm" svg:height="0.9cm" draw:transform="rotate (-1.06639617296854) translate (12.373cm 11.43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073cm" svg:height="0.341cm" draw:transform="rotate (-1.06639617296854) translate (12.684cm 11.3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16cm" svg:height="0.179cm" draw:transform="rotate (0.420798882655833) translate (12.612cm 11.429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1" draw:layer="layout" svg:width="0.1cm" svg:height="0.2cm" svg:x="12.8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1cm" svg:height="0.7cm" svg:x="13cm" svg:y="11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116cm" svg:height="0.9cm" draw:transform="rotate (-0.415911960750249) translate (12.886cm 12.11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008cm" svg:height="0.9cm" draw:transform="rotate (-0.487644993007216) translate (12.692cm 12.82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ial Unicode MS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6T17:18:37.768627000</meta:creation-date>
    <dc:date>2016-09-18T15:46:51.009703000</dc:date>
    <meta:editing-duration>P1DT21H57M39S</meta:editing-duration>
    <meta:editing-cycles>1</meta:editing-cycles>
    <meta:document-statistic meta:object-count="23"/>
    <meta:generator>LibreOffice/4.2.3.3$MacOSX_X86_64 LibreOffice_project/882f8a0a489bc99a9e60c7905a60226254cb6ff0</meta:generator>
  </office:meta>
</office:document-meta>
</file>